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B00000218A2A9CAE1.png"/>
  <manifest:file-entry manifest:media-type="image/png" manifest:full-path="Pictures/100000000000021E0000021E4B4050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Fine_20_Dashed_20__28_var_29_" svg:stroke-width="0.08cm" draw:marker-start-width="0.45cm" draw:marker-end-width="0.45cm" draw:textarea-horizontal-align="center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337cm" svg:height="14.337cm" svg:x="14.8cm" svg:y="6.5cm">
          <draw:image xlink:href="Pictures/100000000000020B00000218A2A9CAE1.png" xlink:type="simple" xlink:show="embed" xlink:actuate="onLoad">
            <text:p/>
          </draw:image>
        </draw:frame>
        <draw:frame draw:style-name="gr1" draw:text-style-name="P1" draw:layer="layout" svg:width="14.337cm" svg:height="14.337cm" svg:x="0.563cm" svg:y="6.5cm">
          <draw:image xlink:href="Pictures/100000000000021E0000021E4B4050FE.png" xlink:type="simple" xlink:show="embed" xlink:actuate="onLoad">
            <text:p/>
          </draw:image>
        </draw:frame>
        <draw:line draw:style-name="gr2" draw:text-style-name="P1" draw:layer="layout" svg:x1="15cm" svg:y1="21cm" svg:x2="15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imo Kehrer</meta:initial-creator>
    <meta:creation-date>2009-10-19T12:21:02</meta:creation-date>
    <dc:date>2009-10-26T09:05:32</dc:date>
    <dc:creator>Timo Kehrer</dc:creator>
    <meta:editing-duration>PT03H36M20S</meta:editing-duration>
    <meta:editing-cycles>6</meta:editing-cycles>
    <meta:generator>OpenOffice.org/3.0$Linux OpenOffice.org_project/300m15$Build-9379</meta:generator>
    <meta:document-statistic meta:object-count="3"/>
    <meta:user-defined meta:name="Info 1"/>
    <meta:user-defined meta:name="Info 2"/>
    <meta:user-defined meta:name="Info 3"/>
    <meta:user-defined meta:name="Info 4"/>
  </office:meta>
</office:document-meta>
</file>